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4.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2">
          <table:table-cell table:style-name="ce2"/>
          <table:table-cell table:style-name="ce2" office:value-type="string">
            <text:p>Index</text:p>
          </table:table-cell>
          <table:table-cell table:style-name="ce2" office:value-type="string">
            <text:p>Building Name</text:p>
          </table:table-cell>
          <table:table-cell table:style-name="ce2" office:value-type="string">
            <text:p>Building Name Chinese</text:p>
          </table:table-cell>
          <table:table-cell table:style-name="ce2" office:value-type="string">
            <text:p>Building Address</text:p>
          </table:table-cell>
          <table:table-cell table:style-name="ce2" office:value-type="string">
            <text:p>Latitude</text:p>
          </table:table-cell>
          <table:table-cell table:style-name="ce2" office:value-type="string">
            <text:p>Longitude</text:p>
          </table:table-cell>
          <table:table-cell table:style-name="ce2" office:value-type="string">
            <text:p>Google Map Link</text:p>
          </table:table-cell>
          <table:table-cell table:style-name="ce2" office:value-type="string">
            <text:p>Num Floors</text:p>
          </table:table-cell>
          <table:table-cell table:style-name="ce2" office:value-type="string">
            <text:p>Best Bits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hings There</text:p>
          </table:table-cell>
          <table:table-cell table:style-name="ce2" office:value-type="string">
            <text:p>Oomlout's Biased Opinion</text:p>
          </table:table-cell>
          <table:table-cell table:style-name="ce2" office:value-type="string">
            <text:p>Oomlout's Rating</text:p>
          </table:table-cell>
          <table:table-cell table:style-name="ce2" office:value-type="string">
            <text:p>Oomlout's Highlights</text:p>
          </table:table-cell>
          <table:table-cell table:style-name="ce2" office:value-type="string">
            <text:p>Other posts on</text:p>
          </table:table-cell>
          <table:table-cell table:style-name="ce2" office:value-type="string">
            <text:p>Floor 01 Desc</text:p>
          </table:table-cell>
          <table:table-cell table:style-name="ce2" office:value-type="string">
            <text:p>Floor 02 Desc</text:p>
          </table:table-cell>
          <table:table-cell table:style-name="ce2" office:value-type="string">
            <text:p>Floor 03 Desc</text:p>
          </table:table-cell>
          <table:table-cell table:style-name="ce2" office:value-type="string">
            <text:p>Floor 04 Desc</text:p>
          </table:table-cell>
          <table:table-cell table:style-name="ce2" office:value-type="string">
            <text:p>Floor 05 Desc</text:p>
          </table:table-cell>
          <table:table-cell table:style-name="ce2" office:value-type="string">
            <text:p>Floor 06 Desc</text:p>
          </table:table-cell>
          <table:table-cell table:style-name="ce2" office:value-type="string">
            <text:p>Floor 07 Desc</text:p>
          </table:table-cell>
          <table:table-cell table:style-name="ce2" office:value-type="string">
            <text:p>Floor 08 Desc</text:p>
          </table:table-cell>
          <table:table-cell table:style-name="ce2" office:value-type="string">
            <text:p>Floor 09 Desc</text:p>
          </table:table-cell>
          <table:table-cell table:style-name="ce2" office:value-type="string">
            <text:p>Floor 10 Desc</text:p>
          </table:table-cell>
          <table:table-cell table:style-name="ce2" office:value-type="string">
            <text:p>Floor 11 Desc</text:p>
          </table:table-cell>
          <table:table-cell table:style-name="ce2" office:value-type="string">
            <text:p>Floor 12 Desc</text:p>
          </table:table-cell>
          <table:table-cell table:style-name="ce2" office:value-type="string">
            <text:p>Floor 01 Things There</text:p>
          </table:table-cell>
          <table:table-cell table:style-name="ce2" office:value-type="string">
            <text:p>Floor 02 Things There</text:p>
          </table:table-cell>
          <table:table-cell table:style-name="ce2" office:value-type="string">
            <text:p>Floor 03 Things There</text:p>
          </table:table-cell>
          <table:table-cell table:style-name="ce2" office:value-type="string">
            <text:p>Floor 04 Things There</text:p>
          </table:table-cell>
          <table:table-cell table:style-name="ce2" office:value-type="string">
            <text:p>Floor 05 Things There</text:p>
          </table:table-cell>
          <table:table-cell table:style-name="ce2" office:value-type="string">
            <text:p>Floor 06 Things There</text:p>
          </table:table-cell>
          <table:table-cell table:style-name="ce2" office:value-type="string">
            <text:p>Floor 07 Things There</text:p>
          </table:table-cell>
          <table:table-cell table:style-name="ce2" office:value-type="string">
            <text:p>Floor 08 Things There</text:p>
          </table:table-cell>
          <table:table-cell table:style-name="ce2" office:value-type="string">
            <text:p>Floor 09 Things There</text:p>
          </table:table-cell>
          <table:table-cell table:style-name="ce2" office:value-type="string">
            <text:p>Floor 10 Things There</text:p>
          </table:table-cell>
          <table:table-cell table:style-name="ce2" office:value-type="string">
            <text:p>Floor 11 Things There</text:p>
          </table:table-cell>
          <table:table-cell table:style-name="ce2" office:value-type="string">
            <text:p>Floor 12 Things There</text:p>
          </table:table-cell>
          <table:table-cell table:style-name="ce2" table:number-columns-repeated="984"/>
        </table:table-row>
        <table:table-row table:style-name="ro3">
          <table:table-cell/>
          <table:table-cell office:value-type="string">
            <text:p>01</text:p>
          </table:table-cell>
          <table:table-cell office:value-type="string">
            <text:p>Shenzhen New World Communication Electronics Market</text:p>
          </table:table-cell>
          <table:table-cell office:value-type="string">
            <text:p>深圳市新大陆通讯电子市 (not quite right)</text:p>
          </table:table-cell>
          <table:table-cell office:value-type="string">
            <text:p>ihua Rd Futian, Shenzhen, Guangdong‎</text:p>
          </table:table-cell>
          <table:table-cell office:value-type="float" office:value="22.539889">
            <text:p>22.54</text:p>
          </table:table-cell>
          <table:table-cell office:value-type="float" office:value="114.091685">
            <text:p>114.09</text:p>
          </table:table-cell>
          <table:table-cell office:value-type="string">
            <text:p>https://maps.google.com/maps?q=22.539889,114.091685&amp;num=1&amp;t=m&amp;z=19&amp;iwloc=near</text:p>
          </table:table-cell>
          <table:table-cell office:value-type="float" office:value="2">
            <text:p>2</text:p>
          </table:table-cell>
          <table:table-cell office:value-type="string">
            <text:p>Random collection of every phone that has ever existed, in various states of repair</text:p>
          </table:table-cell>
          <table:table-cell/>
          <table:table-cell office:value-type="string">
            <text:p>Used Broken Phones, Used Batteries, Phone Numbers</text:p>
          </table:table-cell>
          <table:table-cell table:number-columns-repeated="4"/>
          <table:table-cell office:value-type="string">
            <text:p>Broken Phones, Phone Numbers, Used Batteries</text:p>
          </table:table-cell>
          <table:table-cell office:value-type="string">
            <text:p>Stalls (closed when visited)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02</text:p>
          </table:table-cell>
          <table:table-cell office:value-type="string">
            <text:p>Macheng Building</text:p>
          </table:table-cell>
          <table:table-cell/>
          <table:table-cell office:value-type="string">
            <text:p>ihua Rd Futian, Shenzhen, Guangdong‎</text:p>
          </table:table-cell>
          <table:table-cell office:value-type="float" office:value="22.539647">
            <text:p>22.54</text:p>
          </table:table-cell>
          <table:table-cell office:value-type="float" office:value="114.091741">
            <text:p>114.09</text:p>
          </table:table-cell>
          <table:table-cell office:value-type="string">
            <text:p>https://maps.google.com/maps?q=22.539647,114.091741&amp;num=1&amp;t=m&amp;z=19&amp;iwloc=near</text:p>
          </table:table-cell>
          <table:table-cell office:value-type="float" office:value="1">
            <text:p>1</text:p>
          </table:table-cell>
          <table:table-cell office:value-type="string">
            <text:p>Little LCD Screen repair shop in the back with some tools</text:p>
          </table:table-cell>
          <table:table-cell/>
          <table:table-cell office:value-type="string">
            <text:p>Old phones, in a better state of repair than building 01</text:p>
          </table:table-cell>
          <table:table-cell table:number-columns-repeated="4"/>
          <table:table-cell office:value-type="string">
            <text:p>Repaired / still usable old phones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03</text:p>
          </table:table-cell>
          <table:table-cell office:value-type="string">
            <text:p>Tongtiandi Telecomunication Market / Long Sheng Communtication Market</text:p>
          </table:table-cell>
          <table:table-cell table:number-columns-repeated="2"/>
          <table:table-cell office:value-type="float" office:value="22.539714">
            <text:p>22.54</text:p>
          </table:table-cell>
          <table:table-cell office:value-type="float" office:value="114.091194">
            <text:p>114.09</text:p>
          </table:table-cell>
          <table:table-cell office:value-type="string">
            <text:p>https://maps.google.com/maps?q=22.539714,114.091194&amp;num=1&amp;t=m&amp;z=19&amp;iwloc=near</text:p>
          </table:table-cell>
          <table:table-cell office:value-type="string">
            <text:p>?</text:p>
          </table:table-cell>
          <table:table-cell office:value-type="string">
            <text:p>Cell phone repair parts (bit lower than building 04)</text:p>
          </table:table-cell>
          <table:table-cell/>
          <table:table-cell office:value-type="string">
            <text:p>Cell Phone Repair Parts</text:p>
          </table:table-cell>
          <table:table-cell table:number-columns-repeated="4"/>
          <table:table-cell office:value-type="string">
            <text:p>???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04</text:p>
          </table:table-cell>
          <table:table-cell office:value-type="string">
            <text:p>Pong Yuen Communication accessories Hall</text:p>
          </table:table-cell>
          <table:table-cell table:number-columns-repeated="2"/>
          <table:table-cell office:value-type="float" office:value="22.539726">
            <text:p>22.54</text:p>
          </table:table-cell>
          <table:table-cell office:value-type="float" office:value="114.09062">
            <text:p>114.09</text:p>
          </table:table-cell>
          <table:table-cell office:value-type="string">
            <text:p>https://maps.google.com/maps?q=22.539726,114.09062&amp;ll=22.539842,114.090807&amp;spn=0.001583,0.002245&amp;num=1&amp;t=m&amp;z=19&amp;iwloc=near</text:p>
          </table:table-cell>
          <table:table-cell office:value-type="string">
            <text:p>?</text:p>
          </table:table-cell>
          <table:table-cell office:value-type="string">
            <text:p>Cell Phone Repair Parts <text:s/></text:p>
          </table:table-cell>
          <table:table-cell table:number-columns-repeated="6"/>
          <table:table-cell office:value-type="string">
            <text:p>???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05</text:p>
          </table:table-cell>
          <table:table-cell office:value-type="string">
            <text:p>Hau Qiang Metro Shopping Mall</text:p>
          </table:table-cell>
          <table:table-cell table:number-columns-repeated="2"/>
          <table:table-cell office:value-type="float" office:value="22.540271">
            <text:p>22.54</text:p>
          </table:table-cell>
          <table:table-cell office:value-type="float" office:value="114.086393">
            <text:p>114.09</text:p>
          </table:table-cell>
          <table:table-cell office:value-type="string">
            <text:p>https://maps.google.com/maps?q=22.540271,114.086393&amp;num=1&amp;t=m&amp;z=19&amp;iwloc=near</text:p>
          </table:table-cell>
          <table:table-cell office:value-type="float" office:value="1">
            <text:p>1</text:p>
          </table:table-cell>
          <table:table-cell office:value-type="string">
            <text:p>Not open</text:p>
          </table:table-cell>
          <table:table-cell office:value-type="string">
            <text:p>Under ground, cell phone repair parts and accessories</text:p>
          </table:table-cell>
          <table:table-cell table:number-columns-repeated="5"/>
          <table:table-cell office:value-type="string">
            <text:p>Cell phone accesory and repair parts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06</text:p>
          </table:table-cell>
          <table:table-cell office:value-type="string">
            <text:p>SEG Market</text:p>
          </table:table-cell>
          <table:table-cell table:number-columns-repeated="13"/>
          <table:table-cell office:value-type="string">
            <text:p>Components (booths piled high, wire, hardware, tools, connectors, LEDs)</text:p>
          </table:table-cell>
          <table:table-cell office:value-type="string">
            <text:p>Components (Less busy, jigher value items)</text:p>
          </table:table-cell>
          <table:table-cell office:value-type="string">
            <text:p>Finished Items (Network cards, 3D printing, speakers, motherboards, labels &amp; ribbon, POS systems.)</text:p>
          </table:table-cell>
          <table:table-cell office:value-type="string">
            <text:p>Copmuters (stalls with salesmen)</text:p>
          </table:table-cell>
          <table:table-cell office:value-type="string">
            <text:p>Computer Parts (Motherboards, little stalls)</text:p>
          </table:table-cell>
          <table:table-cell office:value-type="string">
            <text:p>Computer Parts (Mother boards, accesories, power supplies)</text:p>
          </table:table-cell>
          <table:table-cell office:value-type="string">
            <text:p>Computer Parts and Cables (starting to be factory offices, no longer stalls)</text:p>
          </table:table-cell>
          <table:table-cell office:value-type="string">
            <text:p>Same as 7F</text:p>
          </table:table-cell>
          <table:table-cell office:value-type="string">
            <text:p>Same As 8F</text:p>
          </table:table-cell>
          <table:table-cell office:value-type="string">
            <text:p>Same as 9F (only one set of excalators)</text:p>
          </table:table-cell>
          <table:table-cell table:number-columns-repeated="998"/>
        </table:table-row>
        <table:table-row table:style-name="ro2">
          <table:table-cell/>
          <table:table-cell office:value-type="string">
            <text:p>07</text:p>
          </table:table-cell>
          <table:table-cell office:value-type="string">
            <text:p>HQ Mart 01</text:p>
          </table:table-cell>
          <table:table-cell table:number-columns-repeated="13"/>
          <table:table-cell office:value-type="string">
            <text:p>Components (little booths staked high) (1-3 joined)</text:p>
          </table:table-cell>
          <table:table-cell office:value-type="string">
            <text:p>Chips some components, not very busy</text:p>
          </table:table-cell>
          <table:table-cell office:value-type="string">
            <text:p>Compuyer accessories (old printers, consumables, printers, computers)</text:p>
          </table:table-cell>
          <table:table-cell office:value-type="string">
            <text:p>Laptops, New &amp; used, repair, LCD Panels, Label Printers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08</text:p>
          </table:table-cell>
          <table:table-cell office:value-type="string">
            <text:p>HQ Mart 02</text:p>
          </table:table-cell>
          <table:table-cell table:number-columns-repeated="13"/>
          <table:table-cell office:value-type="string">
            <text:p>Components (little booths staked high) (1-3 joined)</text:p>
          </table:table-cell>
          <table:table-cell office:value-type="string">
            <text:p>Component Reels mostly discrete</text:p>
          </table:table-cell>
          <table:table-cell office:value-type="string">
            <text:p>Computer Parts new &amp; used, Label printer stall</text:p>
          </table:table-cell>
          <table:table-cell office:value-type="string">
            <text:p>Computer Parts, Motherboards, LCDs only stairs</text:p>
          </table:table-cell>
          <table:table-cell office:value-type="string">
            <text:p>Chips, Motherboards, big screens, little stores (only stairs)</text:p>
          </table:table-cell>
          <table:table-cell table:number-columns-repeated="1003"/>
        </table:table-row>
        <table:table-row table:style-name="ro2">
          <table:table-cell/>
          <table:table-cell office:value-type="string">
            <text:p>09</text:p>
          </table:table-cell>
          <table:table-cell office:value-type="string">
            <text:p>HQ Mart 03</text:p>
          </table:table-cell>
          <table:table-cell table:number-columns-repeated="13"/>
          <table:table-cell office:value-type="string">
            <text:p>Components (little booths staked high) (1-3 joined)</text:p>
          </table:table-cell>
          <table:table-cell office:value-type="string">
            <text:p>Same as no.2 I think)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10</text:p>
          </table:table-cell>
          <table:table-cell office:value-type="string">
            <text:p>HQ Electronics World (LED Building)</text:p>
          </table:table-cell>
          <table:table-cell table:number-columns-repeated="13"/>
          <table:table-cell office:value-type="string">
            <text:p>South Side, Components, North Side Sunning</text:p>
          </table:table-cell>
          <table:table-cell office:value-type="string">
            <text:p>South some components and little stalls, North Sunning</text:p>
          </table:table-cell>
          <table:table-cell office:value-type="string">
            <text:p>Consumer Electronics</text:p>
          </table:table-cell>
          <table:table-cell office:value-type="string">
            <text:p>Consumer Electronics (bit less professional than 3)</text:p>
          </table:table-cell>
          <table:table-cell office:value-type="string">
            <text:p>Consumer Computers, South side some stalls, one section cleared out, some LEDs</text:p>
          </table:table-cell>
          <table:table-cell office:value-type="string">
            <text:p>LEDs (mostly bulbs and high power)</text:p>
          </table:table-cell>
          <table:table-cell table:number-columns-repeated="1002"/>
        </table:table-row>
        <table:table-row table:style-name="ro2">
          <table:table-cell/>
          <table:table-cell office:value-type="string">
            <text:p>11</text:p>
          </table:table-cell>
          <table:table-cell office:value-type="string">
            <text:p>Security Building</text:p>
          </table:table-cell>
          <table:table-cell table:number-columns-repeated="13"/>
          <table:table-cell office:value-type="string">
            <text:p>Radios, cameras, etc.</text:p>
          </table:table-cell>
          <table:table-cell table:number-columns-repeated="4" office:value-type="string">
            <text:p>Same less busy than previous floor</text:p>
          </table:table-cell>
          <table:table-cell office:value-type="string">
            <text:p>Mostly Camera Casings</text:p>
          </table:table-cell>
          <table:table-cell table:number-columns-repeated="1002"/>
        </table:table-row>
        <table:table-row table:style-name="ro2">
          <table:table-cell/>
          <table:table-cell office:value-type="string">
            <text:p>12</text:p>
          </table:table-cell>
          <table:table-cell office:value-type="string">
            <text:p>Golcunda Cyber Plaza</text:p>
          </table:table-cell>
          <table:table-cell table:number-columns-repeated="13"/>
          <table:table-cell office:value-type="string">
            <text:p>Cell phone accessories</text:p>
          </table:table-cell>
          <table:table-cell office:value-type="string">
            <text:p>Mostly mobile cases</text:p>
          </table:table-cell>
          <table:table-cell office:value-type="string">
            <text:p>General accessories for phones, section of label printer for hire</text:p>
          </table:table-cell>
          <table:table-cell office:value-type="string">
            <text:p>Bigger volume accessories and offices</text:p>
          </table:table-cell>
          <table:table-cell office:value-type="string">
            <text:p>Mostly closed</text:p>
          </table:table-cell>
          <table:table-cell table:number-columns-repeated="1003"/>
        </table:table-row>
        <table:table-row table:style-name="ro2">
          <table:table-cell/>
          <table:table-cell office:value-type="string">
            <text:p>13</text:p>
          </table:table-cell>
          <table:table-cell office:value-type="string">
            <text:p>Long Shen Accesory Market</text:p>
          </table:table-cell>
          <table:table-cell table:number-columns-repeated="13"/>
          <table:table-cell office:value-type="string">
            <text:p>Pluggies, cases, little shops, quite professional</text:p>
          </table:table-cell>
          <table:table-cell table:number-columns-repeated="3" office:value-type="string">
            <text:p>Mobiles cases more for larger orders</text:p>
          </table:table-cell>
          <table:table-cell office:value-type="string">
            <text:p>Case stalls as well as some offices</text:p>
          </table:table-cell>
          <table:table-cell office:value-type="string">
            <text:p>Company display rooms (cell phone cases)</text:p>
          </table:table-cell>
          <table:table-cell table:number-columns-repeated="1002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Foreign Trade Wholesale Centre</text:p>
          </table:table-cell>
          <table:table-cell table:number-columns-repeated="13"/>
          <table:table-cell office:value-type="string">
            <text:p>Watches, USB sticks, items for export to africa and middle east</text:p>
          </table:table-cell>
          <table:table-cell office:value-type="string">
            <text:p>GPS, Car Cameras</text:p>
          </table:table-cell>
          <table:table-cell office:value-type="string">
            <text:p>Half Empty (being renovated), Cell accesories, things in car bodies</text:p>
          </table:table-cell>
          <table:table-cell office:value-type="string">
            <text:p>Tablets, Flashlights, USB Sticks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15</text:p>
          </table:table-cell>
          <table:table-cell office:value-type="string">
            <text:p>Wan Shang Hui</text:p>
          </table:table-cell>
          <table:table-cell table:number-columns-repeated="13"/>
          <table:table-cell office:value-type="string">
            <text:p>Batteries, SD Cards, Cell Phones, Cables, Stickers, Power backpacks</text:p>
          </table:table-cell>
          <table:table-cell table:number-columns-repeated="2" office:value-type="string">
            <text:p>Similar to first floor</text:p>
          </table:table-cell>
          <table:table-cell office:value-type="string">
            <text:p>Similar but also with headphones</text:p>
          </table:table-cell>
          <table:table-cell office:value-type="string">
            <text:p>Little shops of accesories, CD Printing, Batteries, Mobile accessories</text:p>
          </table:table-cell>
          <table:table-cell office:value-type="string">
            <text:p>Same as 5</text:p>
          </table:table-cell>
          <table:table-cell office:value-type="string">
            <text:p>Same as 6</text:p>
          </table:table-cell>
          <table:table-cell office:value-type="string">
            <text:p>Factory shops (headphones)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16</text:p>
          </table:table-cell>
          <table:table-cell office:value-type="string">
            <text:p>Huitom Security Products Harbor</text:p>
          </table:table-cell>
          <table:table-cell table:number-columns-repeated="13"/>
          <table:table-cell office:value-type="string">
            <text:p>Helmets, Radios, Cameras (not as nice as security building)</text:p>
          </table:table-cell>
          <table:table-cell office:value-type="string">
            <text:p>Mostly empty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17</text:p>
          </table:table-cell>
          <table:table-cell office:value-type="string">
            <text:p>SED Electronics Communication Market</text:p>
          </table:table-cell>
          <table:table-cell table:number-columns-repeated="13"/>
          <table:table-cell office:value-type="string">
            <text:p>Tablets</text:p>
          </table:table-cell>
          <table:table-cell office:value-type="string">
            <text:p>Tablet Cases and Tablets</text:p>
          </table:table-cell>
          <table:table-cell office:value-type="string">
            <text:p>iPad and tablet accesories, almost empty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18</text:p>
          </table:table-cell>
          <table:table-cell office:value-type="string">
            <text:p>City Mingtong Digital </text:p>
          </table:table-cell>
          <table:table-cell table:number-columns-repeated="13"/>
          <table:table-cell office:value-type="string">
            <text:p>Accessories and domestic phones</text:p>
          </table:table-cell>
          <table:table-cell office:value-type="string">
            <text:p>Phones (unique designs)</text:p>
          </table:table-cell>
          <table:table-cell office:value-type="string">
            <text:p>Phones (dodgy notes and iFauxn's)</text:p>
          </table:table-cell>
          <table:table-cell office:value-type="string">
            <text:p>Same as 3f bit dodgier</text:p>
          </table:table-cell>
          <table:table-cell table:number-columns-repeated="2" office:value-type="string">
            <text:p>Offices</text:p>
          </table:table-cell>
          <table:table-cell table:number-columns-repeated="1002"/>
        </table:table-row>
        <table:table-row table:style-name="ro2">
          <table:table-cell/>
          <table:table-cell office:value-type="string">
            <text:p>19</text:p>
          </table:table-cell>
          <table:table-cell office:value-type="string">
            <text:p>Shippers Row</text:p>
          </table:table-cell>
          <table:table-cell office:value-type="string">
            <text:p>(North side of LongSheng building)</text:p>
          </table:table-cell>
          <table:table-cell table:number-columns-repeated="12"/>
          <table:table-cell office:value-type="string">
            <text:p>Suzy Shipper and others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20</text:p>
          </table:table-cell>
          <table:table-cell office:value-type="string">
            <text:p>SEG Market North</text:p>
          </table:table-cell>
          <table:table-cell table:number-columns-repeated="13"/>
          <table:table-cell office:value-type="string">
            <text:p>Consumer Electronics</text:p>
          </table:table-cell>
          <table:table-cell office:value-type="string">
            <text:p>CDs printer ink etc</text:p>
          </table:table-cell>
          <table:table-cell office:value-type="string">
            <text:p>Computer accessories</text:p>
          </table:table-cell>
          <table:table-cell office:value-type="string">
            <text:p>Computer parts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21</text:p>
          </table:table-cell>
          <table:table-cell office:value-type="string">
            <text:p>SAE – South Asia Electronics</text:p>
          </table:table-cell>
          <table:table-cell table:number-columns-repeated="13"/>
          <table:table-cell office:value-type="string">
            <text:p>Components (shops and booths)</text:p>
          </table:table-cell>
          <table:table-cell office:value-type="string">
            <text:p>wire, components, connectors</text:p>
          </table:table-cell>
          <table:table-cell table:number-columns-repeated="2" office:value-type="string">
            <text:p>shops, components</text:p>
          </table:table-cell>
          <table:table-cell office:value-type="string">
            <text:p>shops and offices</text:p>
          </table:table-cell>
          <table:table-cell table:number-columns-repeated="1003"/>
        </table:table-row>
        <table:table-row table:style-name="ro2">
          <table:table-cell/>
          <table:table-cell office:value-type="string">
            <text:p>22</text:p>
          </table:table-cell>
          <table:table-cell office:value-type="string">
            <text:p>Building North of SAE</text:p>
          </table:table-cell>
          <table:table-cell table:number-columns-repeated="13"/>
          <table:table-cell office:value-type="string">
            <text:p>not visited until later date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23</text:p>
          </table:table-cell>
          <table:table-cell office:value-type="string">
            <text:p>Duhui Electronics City</text:p>
          </table:table-cell>
          <table:table-cell table:number-columns-repeated="13"/>
          <table:table-cell office:value-type="string">
            <text:p>Components (boxes of reels, mostly semiconductors)</text:p>
          </table:table-cell>
          <table:table-cell office:value-type="string">
            <text:p>Components Booths</text:p>
          </table:table-cell>
          <table:table-cell office:value-type="string">
            <text:p>Tools</text:p>
          </table:table-cell>
          <table:table-cell office:value-type="string">
            <text:p>Larger stalls, buttons and switches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24</text:p>
          </table:table-cell>
          <table:table-cell office:value-type="string">
            <text:p>HQ Mart (New LED Building)</text:p>
          </table:table-cell>
          <table:table-cell table:number-columns-repeated="13"/>
          <table:table-cell office:value-type="string">
            <text:p>LEDs Components</text:p>
          </table:table-cell>
          <table:table-cell office:value-type="string">
            <text:p>LEDS Compnent and lenses</text:p>
          </table:table-cell>
          <table:table-cell office:value-type="string">
            <text:p>LED Components</text:p>
          </table:table-cell>
          <table:table-cell office:value-type="string">
            <text:p>LEDs (some tools)</text:p>
          </table:table-cell>
          <table:table-cell office:value-type="string">
            <text:p>Same as 4</text:p>
          </table:table-cell>
          <table:table-cell table:number-columns-repeated="1003"/>
        </table:table-row>
        <table:table-row table:style-name="ro2">
          <table:table-cell/>
          <table:table-cell office:value-type="string">
            <text:p>25</text:p>
          </table:table-cell>
          <table:table-cell office:value-type="string">
            <text:p>Tong Tian Di's Market</text:p>
          </table:table-cell>
          <table:table-cell table:number-columns-repeated="13"/>
          <table:table-cell office:value-type="string">
            <text:p>not visited cell phone accessories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26</text:p>
          </table:table-cell>
          <table:table-cell office:value-type="string">
            <text:p>Golcunda 2</text:p>
          </table:table-cell>
          <table:table-cell table:number-columns-repeated="13"/>
          <table:table-cell office:value-type="string">
            <text:p>not visited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27</text:p>
          </table:table-cell>
          <table:table-cell office:value-type="string">
            <text:p>One North of SA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28</text:p>
          </table:table-cell>
          <table:table-cell office:value-type="string">
            <text:p>South China City Market</text:p>
          </table:table-cell>
          <table:table-cell table:number-columns-repeated="1021"/>
        </table:table-row>
        <table:table-row table:style-name="ro2">
          <table:table-cell office:value-type="string">
            <text:p>Building-Stall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Stalls</text:p>
          </table:table-cell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Item</text:p>
          </table:table-cell>
          <table:table-cell office:value-type="string">
            <text:p>Building</text:p>
          </table:table-cell>
          <table:table-cell office:value-type="string">
            <text:p>Floor</text:p>
          </table:table-cell>
          <table:table-cell office:value-type="string">
            <text:p>Stall</text:p>
          </table:table-cell>
          <table:table-cell office:value-type="string">
            <text:p>E-Mail</text:p>
          </table:table-cell>
          <table:table-cell office:value-type="string">
            <text:p>Note</text:p>
          </table:table-cell>
          <table:table-cell table:number-columns-repeated="1016"/>
        </table:table-row>
        <table:table-row table:style-name="ro2">
          <table:table-cell table:formula="of:=IF([.C33]&lt;&gt;&quot;&quot;;[.D33] &amp; &quot;-&quot; &amp; [.F33];&quot;&quot;)" office:value-type="string" office:string-value="06-10A05">
            <text:p>06-10A05</text:p>
          </table:table-cell>
          <table:table-cell office:value-type="string">
            <text:p>Shenzhen Vinanxin Hengxin Hardware Electronics</text:p>
          </table:table-cell>
          <table:table-cell office:value-type="string">
            <text:p>Flat USB Cables</text:p>
          </table:table-cell>
          <table:table-cell office:value-type="string">
            <text:p>06</text:p>
          </table:table-cell>
          <table:table-cell office:value-type="float" office:value="10">
            <text:p>10</text:p>
          </table:table-cell>
          <table:table-cell office:value-type="string">
            <text:p>10A05</text:p>
          </table:table-cell>
          <table:table-cell office:value-type="string">
            <text:p>gzsr_2007@163.com</text:p>
          </table:table-cell>
          <table:table-cell office:value-type="string">
            <text:p>E-Mail Out</text:p>
          </table:table-cell>
          <table:table-cell table:number-columns-repeated="1016"/>
        </table:table-row>
        <table:table-row table:style-name="ro2">
          <table:table-cell table:formula="of:=IF([.C34]&lt;&gt;&quot;&quot;;[.D34] &amp; &quot;-&quot; &amp; [.F34];&quot;&quot;)" office:value-type="string" office:string-value="19-48-49">
            <text:p>19-48-49</text:p>
          </table:table-cell>
          <table:table-cell office:value-type="string">
            <text:p>Suzy Shipper</text:p>
          </table:table-cell>
          <table:table-cell office:value-type="string">
            <text:p>Shipping</text:p>
          </table:table-cell>
          <table:table-cell office:value-type="string">
            <text:p>19</text:p>
          </table:table-cell>
          <table:table-cell office:value-type="string">
            <text:p>01</text:p>
          </table:table-cell>
          <table:table-cell office:value-type="string">
            <text:p>48-49</text:p>
          </table:table-cell>
          <table:table-cell table:number-columns-repeated="1018"/>
        </table:table-row>
        <table:table-row table:style-name="ro2">
          <table:table-cell table:formula="of:=IF([.C35]&lt;&gt;&quot;&quot;;[.D35] &amp; &quot;-&quot; &amp; [.F35];&quot;&quot;)" office:value-type="string" office:string-value="28-P07127">
            <text:p>28-P07127</text:p>
          </table:table-cell>
          <table:table-cell/>
          <table:table-cell office:value-type="string">
            <text:p>USB Industrial Equipment</text:p>
          </table:table-cell>
          <table:table-cell office:value-type="string">
            <text:p>28</text:p>
          </table:table-cell>
          <table:table-cell office:value-type="string">
            <text:p>01</text:p>
          </table:table-cell>
          <table:table-cell office:value-type="string">
            <text:p>P07127</text:p>
          </table:table-cell>
          <table:table-cell table:number-columns-repeated="1018"/>
        </table:table-row>
        <table:table-row table:style-name="ro2">
          <table:table-cell table:formula="of:=IF([.C36]&lt;&gt;&quot;&quot;;[.D36] &amp; &quot;-&quot; &amp; [.F36];&quot;&quot;)" office:value-type="string" office:string-value="10-1A045">
            <text:p>10-1A045</text:p>
          </table:table-cell>
          <table:table-cell office:value-type="string">
            <text:p>JK</text:p>
          </table:table-cell>
          <table:table-cell office:value-type="string">
            <text:p>Green and Orange 2.54 mm Terminal strip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045</text:p>
          </table:table-cell>
          <table:table-cell table:number-columns-repeated="1018"/>
        </table:table-row>
        <table:table-row table:style-name="ro2">
          <table:table-cell table:formula="of:=IF([.C37]&lt;&gt;&quot;&quot;;[.D37] &amp; &quot;-&quot; &amp; [.F37];&quot;&quot;)" office:value-type="string" office:string-value="10-1A201">
            <text:p>10-1A201</text:p>
          </table:table-cell>
          <table:table-cell office:value-type="string">
            <text:p>Shenzhen Xinyuan Photoelectric</text:p>
          </table:table-cell>
          <table:table-cell office:value-type="string">
            <text:p>LED bars bonded straight to aluminium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201</text:p>
          </table:table-cell>
          <table:table-cell table:number-columns-repeated="1018"/>
        </table:table-row>
        <table:table-row table:style-name="ro2">
          <table:table-cell table:formula="of:=IF([.C38]&lt;&gt;&quot;&quot;;[.D38] &amp; &quot;-&quot; &amp; [.F38];&quot;&quot;)" office:value-type="string" office:string-value="10-1A145">
            <text:p>10-1A145</text:p>
          </table:table-cell>
          <table:table-cell office:value-type="string">
            <text:p>Shenzhen Chenda Zhike Electronics </text:p>
          </table:table-cell>
          <table:table-cell office:value-type="string">
            <text:p>RF Radio Box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145</text:p>
          </table:table-cell>
          <table:table-cell table:number-columns-repeated="1018"/>
        </table:table-row>
        <table:table-row table:style-name="ro2">
          <table:table-cell table:formula="of:=IF([.C39]&lt;&gt;&quot;&quot;;[.D39] &amp; &quot;-&quot; &amp; [.F39];&quot;&quot;)" office:value-type="string" office:string-value="10-1A629">
            <text:p>10-1A629</text:p>
          </table:table-cell>
          <table:table-cell office:value-type="string">
            <text:p>Shenzhen Haoshengming Electronic</text:p>
          </table:table-cell>
          <table:table-cell office:value-type="string">
            <text:p>Matrice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629</text:p>
          </table:table-cell>
          <table:table-cell table:number-columns-repeated="1018"/>
        </table:table-row>
        <table:table-row table:style-name="ro2">
          <table:table-cell table:formula="of:=IF([.C40]&lt;&gt;&quot;&quot;;[.D40] &amp; &quot;-&quot; &amp; [.F40];&quot;&quot;)" office:value-type="string" office:string-value="10-1C035">
            <text:p>10-1C035</text:p>
          </table:table-cell>
          <table:table-cell office:value-type="string">
            <text:p>Rike Industries</text:p>
          </table:table-cell>
          <table:table-cell office:value-type="string">
            <text:p>SMD Resistor Reel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C035</text:p>
          </table:table-cell>
          <table:table-cell table:number-columns-repeated="1018"/>
        </table:table-row>
        <table:table-row table:style-name="ro2">
          <table:table-cell table:formula="of:=IF([.C41]&lt;&gt;&quot;&quot;;[.D41] &amp; &quot;-&quot; &amp; [.F41];&quot;&quot;)" office:value-type="string" office:string-value="10-1A534">
            <text:p>10-1A534</text:p>
          </table:table-cell>
          <table:table-cell office:value-type="string">
            <text:p>Lanxin Photoelectric</text:p>
          </table:table-cell>
          <table:table-cell office:value-type="string">
            <text:p>LED Reel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534</text:p>
          </table:table-cell>
          <table:table-cell table:number-columns-repeated="1018"/>
        </table:table-row>
        <table:table-row table:style-name="ro2">
          <table:table-cell table:formula="of:=IF([.C42]&lt;&gt;&quot;&quot;;[.D42] &amp; &quot;-&quot; &amp; [.F42];&quot;&quot;)" office:value-type="string" office:string-value="10-1A703">
            <text:p>10-1A703</text:p>
          </table:table-cell>
          <table:table-cell office:value-type="string">
            <text:p>Shenzhen Fusheng Electron</text:p>
          </table:table-cell>
          <table:table-cell office:value-type="string">
            <text:p>double wide DIP connector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703</text:p>
          </table:table-cell>
          <table:table-cell table:number-columns-repeated="1018"/>
        </table:table-row>
        <table:table-row table:style-name="ro2">
          <table:table-cell table:formula="of:=IF([.C43]&lt;&gt;&quot;&quot;;[.D43] &amp; &quot;-&quot; &amp; [.F43];&quot;&quot;)" office:value-type="string" office:string-value="06-3A42">
            <text:p>06-3A42</text:p>
          </table:table-cell>
          <table:table-cell office:value-type="string">
            <text:p>JC Barcode</text:p>
          </table:table-cell>
          <table:table-cell office:value-type="string">
            <text:p>G3106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A42</text:p>
          </table:table-cell>
          <table:table-cell table:number-columns-repeated="1018"/>
        </table:table-row>
        <table:table-row table:style-name="ro2">
          <table:table-cell table:formula="of:=IF([.C44]&lt;&gt;&quot;&quot;;[.D44] &amp; &quot;-&quot; &amp; [.F44];&quot;&quot;)" office:value-type="string" office:string-value="06-3C71">
            <text:p>06-3C71</text:p>
          </table:table-cell>
          <table:table-cell office:value-type="string">
            <text:p>CK</text:p>
          </table:table-cell>
          <table:table-cell office:value-type="string">
            <text:p>(Label Printing Stuff)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C71</text:p>
          </table:table-cell>
          <table:table-cell table:number-columns-repeated="1018"/>
        </table:table-row>
        <table:table-row table:style-name="ro2">
          <table:table-cell table:formula="of:=IF([.C45]&lt;&gt;&quot;&quot;;[.D45] &amp; &quot;-&quot; &amp; [.F45];&quot;&quot;)" office:value-type="string" office:string-value="06-3C50">
            <text:p>06-3C50</text:p>
          </table:table-cell>
          <table:table-cell office:value-type="string">
            <text:p>KYN</text:p>
          </table:table-cell>
          <table:table-cell office:value-type="string">
            <text:p>Colourful Labels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C50</text:p>
          </table:table-cell>
          <table:table-cell table:number-columns-repeated="1018"/>
        </table:table-row>
        <table:table-row table:style-name="ro2">
          <table:table-cell table:formula="of:=IF([.C46]&lt;&gt;&quot;&quot;;[.D46] &amp; &quot;-&quot; &amp; [.F46];&quot;&quot;)" office:value-type="string" office:string-value="24-1C039">
            <text:p>24-1C039</text:p>
          </table:table-cell>
          <table:table-cell office:value-type="string">
            <text:p>Shenzhen Haodong Electronic</text:p>
          </table:table-cell>
          <table:table-cell office:value-type="string">
            <text:p>TO220 Packaged LEDs</text:p>
          </table:table-cell>
          <table:table-cell office:value-type="string">
            <text:p>24</text:p>
          </table:table-cell>
          <table:table-cell office:value-type="string">
            <text:p>01</text:p>
          </table:table-cell>
          <table:table-cell office:value-type="string">
            <text:p>1C039</text:p>
          </table:table-cell>
          <table:table-cell table:number-columns-repeated="1018"/>
        </table:table-row>
        <table:table-row table:style-name="ro2">
          <table:table-cell table:formula="of:=IF([.C47]&lt;&gt;&quot;&quot;;[.D47] &amp; &quot;-&quot; &amp; [.F47];&quot;&quot;)" office:value-type="string" office:string-value="09-3C020">
            <text:p>09-3C020</text:p>
          </table:table-cell>
          <table:table-cell office:value-type="string">
            <text:p>Shenzhen Sengod Electronics</text:p>
          </table:table-cell>
          <table:table-cell office:value-type="string">
            <text:p>Label Printers and supplies</text:p>
          </table:table-cell>
          <table:table-cell office:value-type="string">
            <text:p>09</text:p>
          </table:table-cell>
          <table:table-cell office:value-type="string">
            <text:p>03</text:p>
          </table:table-cell>
          <table:table-cell office:value-type="string">
            <text:p>3C020</text:p>
          </table:table-cell>
          <table:table-cell table:number-columns-repeated="1018"/>
        </table:table-row>
        <table:table-row table:style-name="ro2">
          <table:table-cell table:formula="of:=IF([.C48]&lt;&gt;&quot;&quot;;[.D48] &amp; &quot;-&quot; &amp; [.F48];&quot;&quot;)" office:value-type="string" office:string-value="10-1J023">
            <text:p>10-1J023</text:p>
          </table:table-cell>
          <table:table-cell office:value-type="string">
            <text:p>Xiu Jiang</text:p>
          </table:table-cell>
          <table:table-cell office:value-type="string">
            <text:p>Static Bag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J023</text:p>
          </table:table-cell>
          <table:table-cell table:number-columns-repeated="1018"/>
        </table:table-row>
        <table:table-row table:style-name="ro2">
          <table:table-cell table:formula="of:=IF([.C49]&lt;&gt;&quot;&quot;;[.D49] &amp; &quot;-&quot; &amp; [.F49];&quot;&quot;)" office:value-type="string" office:string-value="10-1A156">
            <text:p>10-1A156</text:p>
          </table:table-cell>
          <table:table-cell office:value-type="string">
            <text:p>KTRLight</text:p>
          </table:table-cell>
          <table:table-cell office:value-type="string">
            <text:p>Pink and Purple LED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156</text:p>
          </table:table-cell>
          <table:table-cell table:number-columns-repeated="1018"/>
        </table:table-row>
        <table:table-row table:style-name="ro2">
          <table:table-cell table:formula="of:=IF([.C50]&lt;&gt;&quot;&quot;;[.D50] &amp; &quot;-&quot; &amp; [.F50];&quot;&quot;)" office:value-type="string" office:string-value="06-3A15">
            <text:p>06-3A15</text:p>
          </table:table-cell>
          <table:table-cell office:value-type="string">
            <text:p>Shenzhen Heng Xing Barcode</text:p>
          </table:table-cell>
          <table:table-cell office:value-type="string">
            <text:p>(Label Printing Stuff)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A15</text:p>
          </table:table-cell>
          <table:table-cell/>
          <table:table-cell office:value-type="string">
            <text:p>924007517.taobao.com</text:p>
          </table:table-cell>
          <table:table-cell table:number-columns-repeated="1016"/>
        </table:table-row>
        <table:table-row table:style-name="ro2">
          <table:table-cell table:formula="of:=IF([.C51]&lt;&gt;&quot;&quot;;[.D51] &amp; &quot;-&quot; &amp; [.F51];&quot;&quot;)" office:value-type="string" office:string-value="06-4211">
            <text:p>06-4211</text:p>
          </table:table-cell>
          <table:table-cell office:value-type="string">
            <text:p>Shenzhen Sengod Electronics</text:p>
          </table:table-cell>
          <table:table-cell office:value-type="string">
            <text:p>Label Printers and supplies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4211</text:p>
          </table:table-cell>
          <table:table-cell table:number-columns-repeated="1018"/>
        </table:table-row>
        <table:table-row table:style-name="ro2">
          <table:table-cell table:formula="of:=IF([.C52]&lt;&gt;&quot;&quot;;[.D52] &amp; &quot;-&quot; &amp; [.F52];&quot;&quot;)" office:value-type="string" office:string-value="06-3C20">
            <text:p>06-3C20</text:p>
          </table:table-cell>
          <table:table-cell office:value-type="string">
            <text:p>FeiFan</text:p>
          </table:table-cell>
          <table:table-cell office:value-type="string">
            <text:p>(Label Printing Stuff)</text:p>
          </table:table-cell>
          <table:table-cell table:style-name="ce1"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C20</text:p>
          </table:table-cell>
          <table:table-cell table:number-columns-repeated="1018"/>
        </table:table-row>
        <table:table-row table:style-name="ro2">
          <table:table-cell table:formula="of:=IF([.C53]&lt;&gt;&quot;&quot;;[.D53] &amp; &quot;-&quot; &amp; [.F53];&quot;&quot;)" office:value-type="string" office:string-value="06-9A64">
            <text:p>06-9A64</text:p>
          </table:table-cell>
          <table:table-cell office:value-type="string">
            <text:p>Shenzhen Xinanxin Hardware Electronics Factory Sales Department</text:p>
          </table:table-cell>
          <table:table-cell office:value-type="string">
            <text:p>Flat USB Cables</text:p>
          </table:table-cell>
          <table:table-cell office:value-type="string">
            <text:p>06</text:p>
          </table:table-cell>
          <table:table-cell office:value-type="string">
            <text:p>09</text:p>
          </table:table-cell>
          <table:table-cell office:value-type="string">
            <text:p>9A64</text:p>
          </table:table-cell>
          <table:table-cell/>
          <table:table-cell office:value-type="string">
            <text:p>xinhengxin1688.cn.alibaba.com</text:p>
          </table:table-cell>
          <table:table-cell table:number-columns-repeated="1016"/>
        </table:table-row>
        <table:table-row table:style-name="ro2">
          <table:table-cell table:formula="of:=IF([.C54]&lt;&gt;&quot;&quot;;[.D54] &amp; &quot;-&quot; &amp; [.F54];&quot;&quot;)" office:value-type="string" office:string-value="24-2A035">
            <text:p>24-2A035</text:p>
          </table:table-cell>
          <table:table-cell office:value-type="string">
            <text:p>KTRLight</text:p>
          </table:table-cell>
          <table:table-cell office:value-type="string">
            <text:p>Pink and Purple LEDs</text:p>
          </table:table-cell>
          <table:table-cell office:value-type="string">
            <text:p>24</text:p>
          </table:table-cell>
          <table:table-cell office:value-type="string">
            <text:p>02</text:p>
          </table:table-cell>
          <table:table-cell office:value-type="string">
            <text:p>2A035</text:p>
          </table:table-cell>
          <table:table-cell table:number-columns-repeated="1018"/>
        </table:table-row>
        <table:table-row table:style-name="ro2">
          <table:table-cell table:formula="of:=IF([.C55]&lt;&gt;&quot;&quot;;[.D55] &amp; &quot;-&quot; &amp; [.F55];&quot;&quot;)" office:value-type="string" office:string-value="23-3B002">
            <text:p>23-3B002</text:p>
          </table:table-cell>
          <table:table-cell office:value-type="string">
            <text:p>Shenzhen HARD technology</text:p>
          </table:table-cell>
          <table:table-cell office:value-type="string">
            <text:p>Tools (strange arm solderer</text:p>
          </table:table-cell>
          <table:table-cell office:value-type="string">
            <text:p>23</text:p>
          </table:table-cell>
          <table:table-cell office:value-type="string">
            <text:p>03</text:p>
          </table:table-cell>
          <table:table-cell office:value-type="string">
            <text:p>3B002</text:p>
          </table:table-cell>
          <table:table-cell table:number-columns-repeated="1018"/>
        </table:table-row>
        <table:table-row table:style-name="ro2">
          <table:table-cell table:formula="of:=IF([.C56]&lt;&gt;&quot;&quot;;[.D56] &amp; &quot;-&quot; &amp; [.F56];&quot;&quot;)" office:value-type="string" office:string-value="06-3B52">
            <text:p>06-3B52</text:p>
          </table:table-cell>
          <table:table-cell office:value-type="string">
            <text:p>Lidi Tech Printing ShenZhen Workshop</text:p>
          </table:table-cell>
          <table:table-cell office:value-type="string">
            <text:p>3D Printers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B52</text:p>
          </table:table-cell>
          <table:table-cell table:number-columns-repeated="1018"/>
        </table:table-row>
        <table:table-row table:style-name="ro2">
          <table:table-cell table:formula="of:=IF([.C57]&lt;&gt;&quot;&quot;;[.D57] &amp; &quot;-&quot; &amp; [.F57];&quot;&quot;)" office:value-type="string" office:string-value="10-1A435">
            <text:p>10-1A435</text:p>
          </table:table-cell>
          <table:table-cell office:value-type="string">
            <text:p>XingRunXin</text:p>
          </table:table-cell>
          <table:table-cell office:value-type="string">
            <text:p>LED Strip Cable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435</text:p>
          </table:table-cell>
          <table:table-cell/>
          <table:table-cell office:value-type="string">
            <text:p>www.xingrunxin.cn.alibaba.com</text:p>
          </table:table-cell>
          <table:table-cell table:number-columns-repeated="1016"/>
        </table:table-row>
        <table:table-row table:style-name="ro2">
          <table:table-cell table:formula="of:=IF([.C58]&lt;&gt;&quot;&quot;;[.D58] &amp; &quot;-&quot; &amp; [.F58];&quot;&quot;)" office:value-type="string" office:string-value="-">
            <text:p>-</text:p>
          </table:table-cell>
          <table:table-cell office:value-type="string">
            <text:p>No English Name</text:p>
          </table:table-cell>
          <table:table-cell office:value-type="string">
            <text:p>USB Industrial Equipment</text:p>
          </table:table-cell>
          <table:table-cell/>
          <table:table-cell/>
          <table:table-cell/>
          <table:table-cell table:number-columns-repeated="1018"/>
        </table:table-row>
        <table:table-row table:style-name="ro2">
          <table:table-cell table:formula="of:=IF([.C59]&lt;&gt;&quot;&quot;;[.D59] &amp; &quot;-&quot; &amp; [.F5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0]&lt;&gt;&quot;&quot;;[.D60] &amp; &quot;-&quot; &amp; [.F6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1]&lt;&gt;&quot;&quot;;[.D61] &amp; &quot;-&quot; &amp; [.F6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2]&lt;&gt;&quot;&quot;;[.D62] &amp; &quot;-&quot; &amp; [.F6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3]&lt;&gt;&quot;&quot;;[.D63] &amp; &quot;-&quot; &amp; [.F63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4]&lt;&gt;&quot;&quot;;[.D64] &amp; &quot;-&quot; &amp; [.F64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5]&lt;&gt;&quot;&quot;;[.D65] &amp; &quot;-&quot; &amp; [.F65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6]&lt;&gt;&quot;&quot;;[.D66] &amp; &quot;-&quot; &amp; [.F66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7]&lt;&gt;&quot;&quot;;[.D67] &amp; &quot;-&quot; &amp; [.F67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8]&lt;&gt;&quot;&quot;;[.D68] &amp; &quot;-&quot; &amp; [.F68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69]&lt;&gt;&quot;&quot;;[.D69] &amp; &quot;-&quot; &amp; [.F6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0]&lt;&gt;&quot;&quot;;[.D70] &amp; &quot;-&quot; &amp; [.F7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1]&lt;&gt;&quot;&quot;;[.D71] &amp; &quot;-&quot; &amp; [.F7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2]&lt;&gt;&quot;&quot;;[.D72] &amp; &quot;-&quot; &amp; [.F7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3]&lt;&gt;&quot;&quot;;[.D73] &amp; &quot;-&quot; &amp; [.F73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4]&lt;&gt;&quot;&quot;;[.D74] &amp; &quot;-&quot; &amp; [.F74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5]&lt;&gt;&quot;&quot;;[.D75] &amp; &quot;-&quot; &amp; [.F75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6]&lt;&gt;&quot;&quot;;[.D76] &amp; &quot;-&quot; &amp; [.F76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7]&lt;&gt;&quot;&quot;;[.D77] &amp; &quot;-&quot; &amp; [.F77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8]&lt;&gt;&quot;&quot;;[.D78] &amp; &quot;-&quot; &amp; [.F78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79]&lt;&gt;&quot;&quot;;[.D79] &amp; &quot;-&quot; &amp; [.F7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0]&lt;&gt;&quot;&quot;;[.D80] &amp; &quot;-&quot; &amp; [.F8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1]&lt;&gt;&quot;&quot;;[.D81] &amp; &quot;-&quot; &amp; [.F8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2]&lt;&gt;&quot;&quot;;[.D82] &amp; &quot;-&quot; &amp; [.F8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3]&lt;&gt;&quot;&quot;;[.D83] &amp; &quot;-&quot; &amp; [.F83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4]&lt;&gt;&quot;&quot;;[.D84] &amp; &quot;-&quot; &amp; [.F84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5]&lt;&gt;&quot;&quot;;[.D85] &amp; &quot;-&quot; &amp; [.F85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6]&lt;&gt;&quot;&quot;;[.D86] &amp; &quot;-&quot; &amp; [.F86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7]&lt;&gt;&quot;&quot;;[.D87] &amp; &quot;-&quot; &amp; [.F87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8]&lt;&gt;&quot;&quot;;[.D88] &amp; &quot;-&quot; &amp; [.F88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89]&lt;&gt;&quot;&quot;;[.D89] &amp; &quot;-&quot; &amp; [.F8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0]&lt;&gt;&quot;&quot;;[.D90] &amp; &quot;-&quot; &amp; [.F9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1]&lt;&gt;&quot;&quot;;[.D91] &amp; &quot;-&quot; &amp; [.F9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2]&lt;&gt;&quot;&quot;;[.D92] &amp; &quot;-&quot; &amp; [.F9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3]&lt;&gt;&quot;&quot;;[.D93] &amp; &quot;-&quot; &amp; [.F93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4]&lt;&gt;&quot;&quot;;[.D94] &amp; &quot;-&quot; &amp; [.F94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5]&lt;&gt;&quot;&quot;;[.D95] &amp; &quot;-&quot; &amp; [.F95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6]&lt;&gt;&quot;&quot;;[.D96] &amp; &quot;-&quot; &amp; [.F96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7]&lt;&gt;&quot;&quot;;[.D97] &amp; &quot;-&quot; &amp; [.F97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8]&lt;&gt;&quot;&quot;;[.D98] &amp; &quot;-&quot; &amp; [.F98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99]&lt;&gt;&quot;&quot;;[.D99] &amp; &quot;-&quot; &amp; [.F9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0]&lt;&gt;&quot;&quot;;[.D100] &amp; &quot;-&quot; &amp; [.F10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1]&lt;&gt;&quot;&quot;;[.D101] &amp; &quot;-&quot; &amp; [.F10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2]&lt;&gt;&quot;&quot;;[.D102] &amp; &quot;-&quot; &amp; [.F10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3]&lt;&gt;&quot;&quot;;[.D103] &amp; &quot;-&quot; &amp; [.F103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4]&lt;&gt;&quot;&quot;;[.D104] &amp; &quot;-&quot; &amp; [.F104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5]&lt;&gt;&quot;&quot;;[.D105] &amp; &quot;-&quot; &amp; [.F105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6]&lt;&gt;&quot;&quot;;[.D106] &amp; &quot;-&quot; &amp; [.F106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7]&lt;&gt;&quot;&quot;;[.D107] &amp; &quot;-&quot; &amp; [.F107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8]&lt;&gt;&quot;&quot;;[.D108] &amp; &quot;-&quot; &amp; [.F108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09]&lt;&gt;&quot;&quot;;[.D109] &amp; &quot;-&quot; &amp; [.F10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0]&lt;&gt;&quot;&quot;;[.D110] &amp; &quot;-&quot; &amp; [.F11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1]&lt;&gt;&quot;&quot;;[.D111] &amp; &quot;-&quot; &amp; [.F11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2]&lt;&gt;&quot;&quot;;[.D112] &amp; &quot;-&quot; &amp; [.F11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3]&lt;&gt;&quot;&quot;;[.D113] &amp; &quot;-&quot; &amp; [.F113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4]&lt;&gt;&quot;&quot;;[.D114] &amp; &quot;-&quot; &amp; [.F114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5]&lt;&gt;&quot;&quot;;[.D115] &amp; &quot;-&quot; &amp; [.F115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6]&lt;&gt;&quot;&quot;;[.D116] &amp; &quot;-&quot; &amp; [.F116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7]&lt;&gt;&quot;&quot;;[.D117] &amp; &quot;-&quot; &amp; [.F117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8]&lt;&gt;&quot;&quot;;[.D118] &amp; &quot;-&quot; &amp; [.F118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19]&lt;&gt;&quot;&quot;;[.D119] &amp; &quot;-&quot; &amp; [.F119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20]&lt;&gt;&quot;&quot;;[.D120] &amp; &quot;-&quot; &amp; [.F120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21]&lt;&gt;&quot;&quot;;[.D121] &amp; &quot;-&quot; &amp; [.F121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  <table:table-row table:style-name="ro2">
          <table:table-cell table:formula="of:=IF([.C122]&lt;&gt;&quot;&quot;;[.D122] &amp; &quot;-&quot; &amp; [.F122];&quot;&quot;)">
            <text:p/>
          </table:table-cell>
          <table:table-cell/>
          <table:table-cell table:number-columns-repeated="2"/>
          <table:table-cell/>
          <table:table-cell/>
          <table:table-cell table:number-columns-repeated="1018"/>
        </table:table-row>
      </table:table>
      <table:table table:name="photo names" table:style-name="ta1" table:print="false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Example</text:p>
          </table:table-cell>
          <table:table-cell office:value-type="string">
            <text:p>01-STREET-00-0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D-DESC-FLOOR-INDEX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D-DESC-FLOOR-S-STALL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Building</text:p>
          </table:table-cell>
          <table:table-cell table:style-name="ce1" office:value-type="string">
            <text:p>B3-1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DESC</text:p>
          </table:table-cell>
          <table:table-cell office:value-type="string">
            <text:p>STREET</text:p>
          </table:table-cell>
          <table:table-cell office:value-type="string">
            <text:p>Picture from street</text:p>
          </table:table-cell>
        </table:table-row>
        <table:table-row table:style-name="ro3">
          <table:table-cell table:number-columns-repeated="2"/>
          <table:table-cell office:value-type="string">
            <text:p>FLOORPLAN</text:p>
          </table:table-cell>
          <table:table-cell office:value-type="string">
            <text:p>Picture of the floorplan</text:p>
          </table:table-cell>
        </table:table-row>
        <table:table-row table:style-name="ro2">
          <table:table-cell table:number-columns-repeated="2"/>
          <table:table-cell office:value-type="string">
            <text:p>SIGN</text:p>
          </table:table-cell>
          <table:table-cell office:value-type="string">
            <text:p>Sign describing the floor</text:p>
          </table:table-cell>
        </table:table-row>
        <table:table-row table:style-name="ro2">
          <table:table-cell table:number-columns-repeated="2"/>
          <table:table-cell office:value-type="string">
            <text:p>STALL</text:p>
          </table:table-cell>
          <table:table-cell office:value-type="string">
            <text:p>Example Stall</text:p>
          </table:table-cell>
        </table:table-row>
        <table:table-row table:style-name="ro2">
          <table:table-cell table:number-columns-repeated="2"/>
          <table:table-cell office:value-type="string">
            <text:p>PANO</text:p>
          </table:table-cell>
          <table:table-cell office:value-type="string">
            <text:p>Panorama of the floor (00 for outside the building)</text:p>
          </table:table-cell>
        </table:table-row>
        <table:table-row table:style-name="ro2">
          <table:table-cell table:number-columns-repeated="2"/>
          <table:table-cell office:value-type="string">
            <text:p>BOUGHT</text:p>
          </table:table-cell>
          <table:table-cell office:value-type="string">
            <text:p>Things we bought there</text:p>
          </table:table-cell>
        </table:table-row>
        <table:table-row table:style-name="ro2">
          <table:table-cell table:number-columns-repeated="2"/>
          <table:table-cell office:value-type="string">
            <text:p>BUSCARD</text:p>
          </table:table-cell>
          <table:table-cell office:value-type="string">
            <text:p>Business Card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1/07/2013</text:date>, <text:time>10:0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3T20:47:26.51</meta:creation-date>
    <meta:generator>OpenOffice.org/3.2$Win32 OpenOffice.org_project/320m18$Build-9502</meta:generator>
    <dc:date>2013-07-01T10:09:41.31</dc:date>
    <meta:editing-duration>PT17H17M37S</meta:editing-duration>
    <meta:editing-cycles>14</meta:editing-cycles>
    <meta:document-statistic meta:table-count="3" meta:cell-count="669" meta:object-count="0"/>
  </office:meta>
</office:document-meta>
</file>